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📊 Mini-Relatório: CIFAR-10</text:h>
      <text:h text:style-name="Heading_20_3" text:outline-level="3">🧾 Descrição Geral</text:h>
      <text:p text:style-name="Text_20_body">O <text:span text:style-name="Strong_20_Emphasis">CIFAR-10</text:span> (Canadian Institute For Advanced Research) é um dos datasets mais utilizados no ensino e investigação em visão computacional e aprendizagem automática. Publicado em 2009, é um subconjunto rotulado do conjunto "80 Million Tiny Images" e foi criado para facilitar o desenvolvimento e avaliação de algoritmos de classificação de imagens.</text:p>
      <text:h text:style-name="Heading_20_3" text:outline-level="3">📦 Estrutura do Dataset</text:h>
      <text:list text:style-name="L1">
        <text:list-item>
          <text:p text:style-name="P1"><text:span text:style-name="Strong_20_Emphasis">Total de imagens</text:span>: 60.000</text:p>
        </text:list-item>
        <text:list-item>
          <text:p text:style-name="P1"><text:span text:style-name="Strong_20_Emphasis">Dimensões</text:span>: 32x32 píxeis, a cores (RGB)</text:p>
        </text:list-item>
        <text:list-item>
          <text:p text:style-name="P1"><text:span text:style-name="Strong_20_Emphasis">Número de classes</text:span>: 10</text:p>
        </text:list-item>
        <text:list-item>
          <text:p text:style-name="P1"><text:span text:style-name="Strong_20_Emphasis">Imagens por classe</text:span>: 6.000</text:p>
        </text:list-item>
        <text:list-item>
          <text:p text:style-name="P1"><text:span text:style-name="Strong_20_Emphasis">Divisão</text:span>:</text:p>
          <text:list>
            <text:list-item>
              <text:p text:style-name="P1">Treino: 50.000 imagens</text:p>
            </text:list-item>
            <text:list-item>
              <text:p text:style-name="P1">Teste: 10.000 imagens</text:p>
            </text:list-item>
          </text:list>
        </text:list-item>
        <text:list-item>
          <text:p text:style-name="P1"><text:span text:style-name="Strong_20_Emphasis">Classes</text:span>:</text:p>
          <text:list>
            <text:list-item>
              <text:p text:style-name="P1">Avião</text:p>
            </text:list-item>
            <text:list-item>
              <text:p text:style-name="P1">Automóvel</text:p>
            </text:list-item>
            <text:list-item>
              <text:p text:style-name="P1">Pássaro</text:p>
            </text:list-item>
            <text:list-item>
              <text:p text:style-name="P1">Gato</text:p>
            </text:list-item>
            <text:list-item>
              <text:p text:style-name="P1">Veado</text:p>
            </text:list-item>
            <text:list-item>
              <text:p text:style-name="P1">Cão</text:p>
            </text:list-item>
            <text:list-item>
              <text:p text:style-name="P1">Sapo</text:p>
            </text:list-item>
            <text:list-item>
              <text:p text:style-name="P1">Cavalo</text:p>
            </text:list-item>
            <text:list-item>
              <text:p text:style-name="P1">Navio</text:p>
            </text:list-item>
            <text:list-item>
              <text:p text:style-name="P1">Caminhão</text:p>
            </text:list-item>
          </text:list>
        </text:list-item>
      </text:list>
      <text:h text:style-name="Heading_20_3" text:outline-level="3">⚖️ Balanceamento</text:h>
      <text:p text:style-name="Text_20_body">O CIFAR-10 é um dataset <text:span text:style-name="Strong_20_Emphasis">balanceado</text:span>, com um número igual de imagens por classe, o que facilita a avaliação justa de modelos de classificação.</text:p>
      <text:h text:style-name="Heading_20_3" text:outline-level="3">📈 Desempenho de Modelos</text:h>
      <text:p text:style-name="Text_20_body">O CIFAR-10 tem sido amplamente utilizado para testar e comparar algoritmos de classificação de imagens. Alguns resultados notáveis incluem:</text:p>
      <text:list text:style-name="L2">
        <text:list-item>
          <text:p text:style-name="P2"><text:span text:style-name="Strong_20_Emphasis">Convolutional Deep Belief Networks</text:span> (2010): erro de 21,1%</text:p>
        </text:list-item>
        <text:list-item>
          <text:p text:style-name="P2"><text:soft-page-break/><text:span text:style-name="Strong_20_Emphasis">Maxout Networks</text:span>: erro de 9,38%</text:p>
        </text:list-item>
        <text:list-item>
          <text:p text:style-name="P2"><text:span text:style-name="Strong_20_Emphasis">Wide Residual Networks</text:span>: erro de 4,0%</text:p>
        </text:list-item>
        <text:list-item>
          <text:p text:style-name="P2"><text:span text:style-name="Strong_20_Emphasis">Densely Connected Convolutional Networks (DenseNet)</text:span>: erro de 3,46%</text:p>
        </text:list-item>
        <text:list-item>
          <text:p text:style-name="P2"><text:span text:style-name="Strong_20_Emphasis">AutoAugment</text:span>: erro de 1,48%</text:p>
        </text:list-item>
        <text:list-item>
          <text:p text:style-name="P2"><text:span text:style-name="Strong_20_Emphasis">Big Transfer (BiT)</text:span>: precisão de 99,37%</text:p>
        </text:list-item>
        <text:list-item>
          <text:p text:style-name="P2"><text:span text:style-name="Strong_20_Emphasis">GPipe</text:span>: precisão de 99,00%</text:p>
        </text:list-item>
        <text:list-item>
          <text:p text:style-name="P2"><text:span text:style-name="Strong_20_Emphasis">EfficientNet</text:span>: precisão de 98,90%</text:p>
        </text:list-item>
      </text:list>
      <text:p text:style-name="Text_20_body">Estes resultados demonstram a evolução dos modelos de deep learning ao longo dos anos, com melhorias significativas na precisão de classificação no CIFAR-10.</text:p>
      <text:h text:style-name="Heading_20_3" text:outline-level="3">🧠 Precisão Humana</text:h>
      <text:p text:style-name="Text_20_body">Estudos estimam que a precisão humana na classificação das imagens do CIFAR-10 é de aproximadamente <text:span text:style-name="Strong_20_Emphasis">94%</text:span>, o que significa que modelos que superam essa marca são considerados de desempenho superior ao humano.</text:p>
      <text:h text:style-name="Heading_20_3" text:outline-level="3">⚠️ Considerações sobre a Qualidade do Dataset</text:h>
      <text:p text:style-name="Text_20_body">Apesar de sua ampla utilização, o CIFAR-10 apresenta algumas limitações:</text:p>
      <text:list text:style-name="L3">
        <text:list-item>
          <text:p text:style-name="P3"><text:span text:style-name="Strong_20_Emphasis">Erros de rotulagem</text:span>: aproximadamente 0,54% das imagens de teste possuem rótulos incorretos.</text:p>
        </text:list-item>
        <text:list-item>
          <text:p text:style-name="P3"><text:span text:style-name="Strong_20_Emphasis">Imagens duplicadas</text:span>: cerca de 3,3% das imagens de teste são duplicadas do conjunto de treino, o que pode levar a uma superestimação da precisão dos modelos.</text:p>
        </text:list-item>
      </text:list>
      <text:p text:style-name="Text_20_body">Estas questões devem ser consideradas ao interpretar os resultados obtidos com modelos treinados e testados neste dataset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49:16.399842020</meta:creation-date>
    <dc:date>2025-04-30T17:49:41.744157646</dc:date>
    <meta:editing-duration>PT26S</meta:editing-duration>
    <meta:editing-cycles>1</meta:editing-cycles>
    <meta:document-statistic meta:table-count="0" meta:image-count="0" meta:object-count="0" meta:page-count="2" meta:paragraph-count="42" meta:word-count="349" meta:character-count="2150" meta:non-whitespace-character-count="1871"/>
    <meta:generator>LibreOffice/24.2.7.2$Linux_X86_64 LibreOffice_project/420$Build-2</meta:generator>
  </office:meta>
</office:document-meta>
</file>